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b321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7b321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Where const variables[Read-Only] are stored?<text:line-break/>Ans: const variables are stored in text/code segment<text:line-break/>2.Where static variables are stored?<text:line-break/>Ans: static variables are stored in data segment<text:line-break/>3.Where do x,y,z,m,k,t store in Memory in below code?<text:line-break/><text:line-break/>int x; //uninitialized Global variables stores in uninitialized data segment[BSS]<text:line-break/>int t=10;/initialized Global variable stores in initialized data segment <text:line-break/><text:line-break/>int main()<text:line-break/>{<text:line-break/>static int y; //unitialized static variable stores in uninitialized data segment[BSS]<text:line-break/>static int m =20;//initialized static variable stores in initialized data segment <text:line-break/>const int k=10; // Read only type stored in text/code segment<text:line-break/>int z; //local variables store in stack memory<text:line-break/>}<text:line-break/><text:line-break/><text:line-break/>2.Without deleting the memory,How can we allocate the memory?<text:line-break/>Ans: int *ptr = (int*)realloc(ptr,size);<text:line-break/>3.Main function itself is a thread,so whenever we run other threads from main,use pthread_join() to join working threads with the main thread<text:line-break/>4.Memory allocated in <text:line-break/>    a)constructor is freed in destructor<text:line-break/>    b)copy constructor is freed in destructor<text:line-break/>    c)assignment operator is freed in destructor<text:line-break/>NOTE:We can use the same destructor for all member functions of the class<text:line-break/>Deep copy of one object to other is done in copy constructor and assignment operator<text:line-break/><text:line-break/>5.Does compiler provided copy constructor and assignment operator have Deep copy?<text:line-break/>Ans:<text:line-break/>No, they have only shallow copy<text:line-break/>we have to define our own deep copy for this members<text:line-break/><text:line-break/>6.Does compiler provided copy constructor and assignment operator have self assignment check?<text:line-break/> Ans:<text:line-break/>Copy constructor does not need self assignment check,since compiler throws <text:span text:style-name="T1">redeclaration Error</text:span> ,x a(2),a=a;<text:line-break/>Compiler provided assignment operator does not have self assignment check,we need to define self assignment check condition<text:line-break/>if(this != &amp;obj)<text:line-break/>{<text:line-break/>}<text:line-break/>return *this;<text:line-break/>  <text:line-break/>7.Implement String class with all members[Cons,Parameterized cons,Copy cons,Assignment Operator] with i/p string "Global" .<text:line-break/><text:line-break/>8.Can we do obj=obj for copy constructor? <text:line-break/>No, the compiler throws error saying re-declaration of same object<text:line-break/>We can avoid this using self assignment check in Assignment operator<text:line-break/><text:line-break/><text:soft-page-break/>9. Difference b/w Copy constructor and Assignment Operator ?<text:line-break/>Copy constructor:<text:line-break/>=&gt;We need to write our own Deep copy code for preventing default shallow copy of objects[which leads to segmentation fault]<text:line-break/>=&gt;we cannot do obj=obj,compiler throws error saying re-declaration of same object,So no self assignment check condition<text:line-break/>=&gt;It does not return anything<text:line-break/>=&gt;It allows Initializer list<text:line-break/><text:line-break/>Assignment Operator:<text:line-break/>=&gt;We need to write our own Deep copy code for preventing default shallow copy of objects[which leads to segmentation fault]<text:line-break/>=&gt;We need to write our own self assignment check condition[if(this != &amp;obj)] to prevent same object[obj=obj] initialization[which leads to Memory wastage for the entire class creation]<text:line-break/>=&gt;It returns *this,this,*temp,&amp;temp<text:line-break/>=&gt;It does not allow initializer list<text:line-break/><text:line-break/>10.Example for using initializer list for copy constructor[Mandatory for const and reference variables]<text:line-break/>class A<text:line-break/>{<text:line-break/>int x;<text:line-break/>const int y;<text:line-break/>public:<text:line-break/>A(int a,int b):a),y(b)<text:line-break/>{<text:line-break/>cout&lt;&lt;x&lt;&lt;","&lt;&lt;y&lt;&lt;endl;<text:line-break/>}<text:line-break/><text:line-break/>A(const A &amp;obj):obj.x),y(obj.y)<text:line-break/>//A(const A &amp;obj):A(obj.x,obj.y) //Calling Parameterized constructor using Copy constructor<text:line-break/>{<text:line-break/>cout&lt;&lt;x&lt;&lt;","&lt;&lt;y&lt;&lt;endl;<text:line-break/>}<text:line-break/><text:line-break/>A&amp; operator =(const A &amp;obj)<text:line-break/>{<text:line-break/>x=obj.x;<text:line-break/>//y=obj.y;<text:line-break/>return *this;<text:line-break/>}<text:line-break/>};<text:line-break/><text:line-break/>int main()<text:line-break/>{<text:line-break/>A k(2,3),l(k);<text:line-break/>}<text:line-break/><text:line-break/>11.What is passed in catch block arguments?value or reference? If value then explain why?<text:line-break/><text:line-break/>12.Difference b/w size() and capacity() in vector?<text:line-break/>13.How does vector allocate memory?<text:line-break/><text:soft-page-break/>14.How to find duplicate value related keys in map?<text:line-break/>15.How to find duplicate keys in multimap?<text:line-break/>16.How to create map for class?<text:line-break/>17.Difference between static_cast and normal casting?<text:line-break/>18.What is the main use of initializer list?<text:line-break/>19.Name the containers[sequential and associative] that use <text:span text:style-name="T1">index []</text:span> and <text:span text:style-name="T1">function at()</text:span> access?<text:line-break/>Ans:<text:span text:style-name="T1">vector,deque,map</text:span><text:line-break/><text:line-break/>20.Push(),Pop() and Emplace() API's are used only for which containers?<text:line-break/>Ans: Sequence containers like vector,deque, list,forward_list<text:line-break/><text:line-break/>21.Name the containers which store the elements in contiguous memory?<text:line-break/>Ans:vector and deque<text:line-break/><text:line-break/>22.What is the difference b/w vector and forward_list?<text:line-break/>vector:<text:line-break/>Insertion/deletion at back side<text:line-break/>Stores elements in contiguous memory<text:line-break/>forward_list:<text:line-break/>Insertion/deletion at front side<text:line-break/>Stores elements in non-contiguous memory<text:line-break/><text:line-break/>23.How to traverse in reverse in the containers?<text:line-break/>Ans: Use iterator with rbegin(),rend()<text:line-break/><text:line-break/>24.Name the member functions or API's that return iterators ?<text:line-break/>Ans:begin()/rbegin()/cbegin()/crbegin() -returns the iterator/reverse iterator/const iterator pointing to the first element<text:line-break/>       end()/rend()/cend()/crend() -returns iterator/reverse iterator/const iterator pointing to the last element<text:line-break/>       find()<text:line-break/>       lower_bound()<text:line-break/>       upper_bound()<text:line-break/>Eg:<text:line-break/>it =m.begin()<text:line-break/>it =m.end()<text:line-break/>it = m.find()<text:line-break/>erase(it); //Only API that takes iterator as input parameter<text:line-break/>it =m.upper_bound()-&gt;first/second<text:line-break/>it = m.lower_bound()-&gt;first/second<text:line-break/><text:line-break/>25.Difference between emplace_front() and push_front(),emplace_back() and push_back()<text:line-break/>push_front()- This does not directly place the element in the container,<text:line-break/>It first creates a temporary memory,copies the element to it and then places it in the container<text:line-break/>emplace_front()-This directly places the element in the container and takes less time compared to push_front()<text:line-break/>This same explanation is applicable to emplace_back() and push_back()<text:line-break/><text:line-break/>26.Explain emplace() and splice() <text:line-break/>emplace(position,value) -used to insert values at specific position of same container<text:line-break/>splice(position,containerobject)-It transfers/moves complete data of 1 container after specific position of existing container<text:line-break/><text:soft-page-break/><text:line-break/>27.Name the libraries used in map/multimap,set/multiset,list/forward_list,vector/deque<text:line-break/>map/multimap -#include&lt;map&gt;<text:line-break/>set/multiset -#include&lt;set&gt;<text:line-break/>list -#include&lt;list&gt;<text:line-break/>forward_list -#include&lt;forward_list&gt;<text:line-break/>vector -#include&lt;vector&gt;<text:line-break/>deque -#include&lt;deque&gt;<text:line-break/><text:line-break/>28. Common API's used exclusively for list and forward_list<text:line-break/>unique()<text:line-break/>merge()<text:line-break/>sort()<text:line-break/><text:span text:style-name="T1">splice()</text:span><text:line-break/>reverse()<text:line-break/>remove()<text:line-break/>remove_if()<text:line-break/><text:line-break/>29.How to remove duplicate nodes in list?<text:line-break/>Ans: unique()<text:line-break/><text:line-break/>30.Common API's used in map and multimap,set and multiset<text:line-break/>find() <text:line-break/>count() -returns the Count of no. of times a number is repeating<text:line-break/>lower_bound()<text:line-break/>upper_bound()<text:line-break/>equal_range()<text:line-break/><text:line-break/>31.Difference b/w upper_bound(x) and lower_bound(x)?<text:line-break/>upper_bound(x) -It returns the iterator pointing to after x<text:line-break/>lower_bound(x) -It returns the iterator pointing to x<text:line-break/><text:line-break/>32.What is the default order of set and multiset?<text:line-break/>Ans: Both are in Ascending order only. The only difference is multiset will have duplicate values<text:line-break/><text:line-break/>33.How to traverse in Single,double,circular linked lists?<text:line-break/>Ans:node-&gt;next;<text:line-break/>      node-&gt;prev;</text:p>
      <text:p text:style-name="P2">34.Can we create one container from the other of same type? use copy constructor,range based constructor<text:line-break/>vector&lt;int&gt;v1;<text:line-break/><text:line-break/>vector&lt;int&gt;v2(v1); //vector&lt;int&gt;v2(v1.begin(),v1.end());<text:line-break/>        (or)<text:line-break/>vector&lt;int&gt;v2;<text:line-break/> v2=v1;<text:line-break/><text:line-break/>35.How to get the elements printed, when you pop the elements in sequence containers?<text:line-break/>Ans:<text:line-break/>for(int i=0;i&lt;v.size();i++)<text:line-break/>{<text:line-break/><text:soft-page-break/>cout&lt;&lt;v.back(); //vectors,deque,list<text:line-break/>pop_back();<text:line-break/>}<text:line-break/><text:line-break/>for(int i=0;i&lt;v.size();i++)<text:line-break/>{<text:line-break/>cout&lt;&lt;v.front(); //forward_list,deque,list<text:line-break/>pop_front();<text:line-break/>}<text:line-break/></text:p>
      <text:p text:style-name="Standard">35.How to pass array to a vector</text:p>
      <text:p text:style-name="Standard">eg:</text:p>
      <text:p text:style-name="Standard"> int x[]={2,4,6,7};</text:p>
      <text:p text:style-name="Standard">vector&lt;int&gt;v(x,x+4);</text:p>
      <text:p text:style-name="Standard">v.insert(v.begin(),5); //inserting/replacing index 0 with 5</text:p>
      <text:p text:style-name="Standard">v.insert(v.begin()+1,3);//inserting/replacing index 1 with 3</text:p>
      <text:p text:style-name="Standard">v.erase(v.begin());//delete 0th index</text:p>
      <text:p text:style-name="Standard">v.erase(v.end());//delete last index</text:p>
      <text:p text:style-name="P4">v.erase(v.end()-1);//delete index before last element</text:p>
      <text:p text:style-name="P1"><text:line-break/>36.How to traverse in BST?<text:line-break/>Ans: There are 3ways to traverse in BST<text:line-break/>       Preorder[root,root-&gt;left,root-&gt;right]<text:line-break/>       Inorder[root-&gt;left,root,root-&gt;right]<text:line-break/>       Postorder[root-&gt;left,root-&gt;right,root]<text:line-break/><text:line-break/>Few questions:<text:line-break/>Can we pass map to map?<text:line-break/>Can we pass vector/list/set to map?<text:line-break/><text:line-break/>Additional Info:<text:line-break/>Vector/Stack <text:line-break/>Deque/Queue <text:line-break/>List/DLL<text:line-break/>forward_list/SLL<text:line-break/>set/multiset, map/multimap -BST<text:line-break/>Iterator/Pointer<text:line-break/>Algorithms:<text:line-break/>search()[Linear,Binary] -2<text:line-break/>sort(),merge()[Quick Sort,Bubble Sort,Selection Sort,Insertion Sort,Merge Sort,Heap Sort] -6<text:line-break/>find()<text:line-break/>count()<text:line-break/><text:line-break/>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Generally Global variables are stored in data segment,local variables <text:line-break/>are stored in stack memory<text:line-break/>Then where do Global and local variables of static type stay?<text:line-break/>And where do Global and local variables of const type stay?<text:line-break/>Where do extern,auto,register,mutable variables stay?<text:line-break/><text:line-break/>1.What is object slicing?It occurs for upcasting or downcasting?<text:line-break/>2.What is initializer list ?Where is it mostly used and why?How is it <text:line-break/>different from initialization inside the block?<text:line-break/>Ans:<text:line-break/>This is used for faster initialization of variables in all <text:line-break/>constructors[default,Parameterised,copy]<text:line-break/>Also used for passing the parameters from one cons to other constructor<text:line-break/>This is mandatorily used for initialization of const and reference variables<text:line-break/><text:line-break/>A(int a,int b):a),y(b) //Parameterised constructor<text:line-break/>{<text:line-break/>cout&lt;&lt;x&lt;&lt;","&lt;&lt;y&lt;&lt;endl;<text:line-break/>}<text:line-break/><text:line-break/>A(const A &amp;obj):obj.x),y(obj.y) //copy constructor<text:line-break/>{<text:line-break/>cout&lt;&lt;x&lt;&lt;","&lt;&lt;y&lt;&lt;endl;<text:line-break/>}<text:line-break/><text:line-break/>int main()<text:line-break/>{<text:line-break/>A i(1,2),j(i),k;<text:line-break/>k=i; //Cannot do this since const variable is there,Compiler throws error<text:line-break/>}<text:line-break/><text:line-break/>NOTE:<text:line-break/>We cannot use initializer list for Assignment operator<text:line-break/>We cannot use copy constructor to call default/parameterised cons using <text:line-break/>initializer list[DELEGATING Constructor C++11 TBD]<text:line-break/><text:line-break/>2.what is static linked libraries and dynamic linked <text:line-break/>libraries?Difference b/w them?<text:line-break/>3.what is splice() Api in list?<text:line-break/>4.What is capacity(),reserve() Api in vector do?<text:line-break/>5.What is the difference b/w capacity() and size() in vector?<text:line-break/>6.What is <text:line-break/>emplace(),emplace_front(),emplace_back(),cbegin(),cend(),crbegin(),crend() <text:line-break/>api's in stl?<text:line-break/>7.what does find(),count(),upper_bound(),lower_bound,equal_range() do in <text:line-break/>list and map?<text:line-break/>8.Difference b/w vector,deque,list,forward_list?<text:line-break/>9.Difference b/w set,multiset,map,multimap?<text:line-break/>10.Can we reverse vector/deque as list do?<text:line-break/><text:line-break/>11.Explain each of the below common api's used in all STL containers<text:line-break/><text:soft-page-break/>push_back(),pop_back()<text:line-break/>push_front(),pop_front() - STACKS ...Not present in vector<text:line-break/>front(),back()<text:line-break/>[]                          -Not there in list,forward_list,set,multiset<text:line-break/>begin(),end()<text:line-break/>rbegin(),rend()<text:line-break/>cbegin(),cend()<text:line-break/>crbegin(),crend()<text:line-break/>insert(),erase()<text:line-break/>swap(),clear()<text:line-break/>emplace(),emplace_front(),emplace_back()<text:line-break/>size(),resize(),max_size(),empty()<text:line-break/>capacity(),reserve()               -Only for vector<text:line-break/>find(),count(),upper_bound(),lower_bound(),equal_range()  -Only for <text:line-break/>set,multiset,map,multimap<text:line-break/><text:line-break/>12.Write code for thread free singleton?<text:line-break/>13.Can we inherit singleton class?<text:line-break/>14.write code for Factory design pattern?<text:line-break/>15.How to achieve virtual constructor in C++?<text:line-break/>16.write code for Abstract Factory design pattern?<text:line-break/>17.what is the difference b/w Factory and Abstract Factory design pattern<text:line-break/>18.Write code for Observer design pattern?<text:line-break/>19.Write code for Proxy design pattern?<text:line-break/>20.Write code for Adapter design pattern?<text:line-break/>21.What is the difference b/w malloc() and calloc()?<text:line-break/>malloc()<text:line-break/>1.non-contiguous memory<text:line-break/>2.Unintialised memory<text:line-break/>3.No need to specify the no. of blocks<text:line-break/><text:line-break/>calloc()<text:line-break/>1.contiguous memory<text:line-break/>2.initialized memory to zero<text:line-break/>3.Need to specify the no. of blocks while allocating memory<text:line-break/><text:line-break/>22.static members in the class can be accessed by other class[neednot be <text:line-break/>inherited] of the same file<text:line-break/>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Can we do obj=obj for copy constructor? If yes/no ,explain<text:line-break/>2.Can we do obj=obj for Assignment constructor? If yes/no ,explain<text:line-break/>3.What is passed in catch block arguments?value or reference? If value <text:line-break/>then explain why?<text:line-break/>4.If catch block is not written,when any exception occurs and throw <text:line-break/>statement tries to throw the exception,then What happens to the <text:line-break/>program?Whether it Runs or terminates?<text:line-break/>7.How to find duplicate value related keys in map?<text:line-break/>8.How to find duplicate keys in multimap?<text:line-break/>9.How to create map for class?<text:line-break/>10.What are the different reasons for deadlock conditions?<text:line-break/>11.Difference b/w semaphore and mutex?<text:line-break/>12.Can we say mutex as Binary semaphore?<text:line-break/>13.Difference b/w binary and counting semaphore?<text:line-break/>14.How to make a class to have only dynamically created objects and not <text:line-break/>static objects?<text:line-break/>15.Mention few scenarios where only reference must be used?<text:line-break/>16.Few differences b/w pass by value and difference?<text:line-break/>17.What is the use of function ptr?<text:line-break/>18.int *ptr =new[];<text:line-break/>      delete ptr; //instead of delete [] ptr;<text:line-break/>Now what happens to this code snippet?<text:line-break/>19.Explain the scenarios where you faced Dangling ptr ?<text:line-break/>20.Explain the scenarios where segmentation fault occurs?<text:line-break/>21.What is the main use of void ptr?<text:line-break/>22.Write the code for Dynamic memory allocation and deallocation for <text:line-break/>2dimensional Array??<text:line-break/>23.What is the scope of static within the class?<text:line-break/>24. class Base<text:line-break/>{<text:line-break/>static int x;<text:line-break/>}<text:line-break/>cout&lt;&lt;sizeof(Base);<text:line-break/><text:line-break/>25.why size of empty class is 1byte?<text:line-break/>26.How to find whether the Linked list is circular or not? How to find <text:line-break/>the middle node?How to find the nth node from given L nodes?<text:line-break/>27.How to make the class restrict to only specified number of objects?<text:line-break/>28.<text:line-break/>class Base{<text:line-break/>public:<text:line-break/>virtual void func1();<text:line-break/>virtual void func2();<text:line-break/>void func3();<text:line-break/>};<text:line-break/><text:line-break/>class Derived :public Base<text:line-break/>{<text:line-break/>public:<text:line-break/>virtual void func1();<text:line-break/>virtual void func4();<text:line-break/><text:soft-page-break/>void func5();<text:line-break/>};<text:line-break/><text:line-break/>Now the Base class ptr can access which of these functions of both the <text:line-break/>classes?<text:line-break/><text:line-break/>29.can static functions access normal members??Can normal functions <text:line-break/>access static members<text:line-break/>30.Difference b/w inline function and macro?<text:line-break/>31.What is the use of namespace?<text:line-break/>32.can you write your own <text:line-break/>strcpy(),strcat(),strcmp(),strrev(),strlen(),memset(),memcpy(),atoi(),itoa()?<text:line-break/>33.<text:line-break/>int main(int argc,char*argv[])<text:line-break/>{<text:line-break/>cout&lt;&lt;argc;<text:line-break/>}<text:line-break/>What is the value of argc?<text:line-break/>34.without using itoa() function,<text:line-break/>    convert decimal(50) to<text:line-break/>    a)binary<text:line-break/>    b)octal<text:line-break/>    c)Hexadecimal<text:line-break/>35.Write the code for converting binary/octal/Hexadecimal to decimal <text:line-break/>formats?<text:line-break/>36.Can we have a pure virtual destructor?if Yes, then can that class be <text:line-break/>called as Abstract class?<text:line-break/>37.What is the main use of abstract class?<text:line-break/>38.Can we use initializer list for copy constructor and assignment operator?<text:line-break/>39.Explain string literals,enum class,nullptr,uniform <text:line-break/>initialization,final,override,auto,range based for <text:line-break/>loops,tuple,lambdas,smart pointers[unique,shared,weak,auto],assertions?<text:line-break/>40.what is the main difference b/w shared and weak ptr?why the referral <text:line-break/>count does not change in weak ptr?<text:line-break/><text:line-break/>41.Write the login for the below i/p strings to get the expected ouput<text:line-break/>   i/p: "AAABBBBCCD"<text:line-break/>     o/p:"A3B4C2D1"<text:line-break/><text:line-break/>i/p: "ABAMALAYALAMLIRILMADAMHAAH"<text:line-break/>  o/p  rint the longest palindrome<text:line-break/><text:line-break/>42.i/p: "Mike get ups in the morning.<text:line-break/>              Mike drinks tea and takes bath.<text:line-break/>              After Bath,Mike starts to office"<text:line-break/>write Logic to Count the no. of unique words from this paragraph<text:line-break/></text:p>
      <text:p text:style-name="P1"/>
      <text:p text:style-name="P1"/>
      <text:p text:style-name="P1"/>
      <text:p text:style-name="P1"/>
      <text:p text:style-name="P1"/>
      <text:p text:style-name="P1"><text:soft-page-break/>1.Implement Stack using array/ptr/Class/Linked List/C++ STL[vector]<text:line-break/>2.Reverse a string using stack<text:line-break/>3.Implement Stack using Queue/Queues<text:line-break/>4.Implement Queue using array/ptr/Class/Linked List/C++ STL[deque]<text:line-break/>5.Implement Queue using Stack/Stacks<text:line-break/>6.Implement Singly Linked list using Class/C++ STL[forward_list]<text:line-break/>7.Implement Doubly Linked List using Class/C++ STL[list]<text:line-break/>8.Implement Circular Linked List using Class<text:line-break/>9.Implement Binary Search Tree using class/C++ STL[set/multiset/map/multimap]<text:line-break/><text:line-break/>NOTE:<text:line-break/>Single Linked List always traverses from Left to Right <text:line-break/>Circular Single Linked List always traverses from Left to Right <text:line-break/>Double Linked List always traverses in both directions<text:line-break/>Circular Double Linked List always traverses in both directions<text:line-break/><text:line-break/>=&gt;If we want to traverse to the last node in linked list<text:line-break/>                while(temp-&gt;next !=null)     //struct node *temp =head;<text:line-break/>                    {<text:line-break/>                         temp = temp-&gt;next;<text:line-break/>                    }<text:line-break/>                   struct node *last =temp;<text:line-break/>                   cout&lt;&lt;temp-&gt;data;<text:line-break/><text:line-break/>=&gt;If we want to traverse to the specific node(X) in linked list<text:line-break/>                int count =1;   //since temp points to head[1st node]<text:line-break/>                while(temp-&gt;next !=null &amp;&amp; count&lt;X)<text:line-break/>                    {<text:line-break/>                         count++;<text:line-break/>                         temp = temp-&gt;next;<text:line-break/>                    }<text:line-break/>                   cout&lt;&lt;temp-&gt;data;<text:line-break/><text:line-break/>=&gt;If we want to count the nodes in linked list<text:line-break/>                struct node*temp =head;<text:line-break/>                int count =0;<text:line-break/>                do<text:line-break/>                    {<text:line-break/>                     count++;<text:line-break/>                     temp=temp-&gt;next;<text:line-break/>                     } while(temp !=null);<text:line-break/><text:line-break/>=&gt;If we want to count the nodes in circular linked list<text:line-break/>                     struct node*temp =head;<text:line-break/>                     int count =0;   //since do while() loop is there,count starts from 0<text:line-break/>                     do<text:line-break/>                        {<text:line-break/>                           count++;<text:line-break/>                           temp=temp-&gt;next;<text:line-break/>                         } while(temp!=head);<text:line-break/>                          cout&lt;&lt;count;<text:line-break/><text:line-break/><text:soft-page-break/>=&gt;If we want to Add new nodes in circular linked list<text:line-break/>struct node *newnode=(struct node*)malloc(sizeof(struct node));<text:line-break/>newnode-&gt;next= head;<text:line-break/>if(head!=null)<text:line-break/>    {<text:line-break/>     struct node*temp = head;<text:line-break/>     while(temp-&gt;next !=head)<text:line-break/>          {<text:line-break/>        temp = temp-&gt;next;<text:line-break/>          }<text:line-break/>  temp-&gt;next =newnode;<text:line-break/>     }<text:line-break/>else //If this is the first node<text:line-break/>  {<text:line-break/>    newnode-&gt;next= newnode;<text:line-break/>  }<text:line-break/>head =newnode;      <text:line-break/><text:line-break/>=&gt;If we want to compare the nodes in linked list<text:line-break/>               while(temp !=null &amp;&amp; temp-&gt;next !=null)   //Delete duplicate nodes<text:line-break/>                        {<text:line-break/>                              temp = temp-&gt;next;<text:line-break/>                        }<text:line-break/>               <text:line-break/>               while(fast=null &amp;&amp; fast-&gt;next!=null)   //middle,circular,intersecting point<text:line-break/>                      {<text:line-break/>                            fast = fast-&gt;next-&gt;next;<text:line-break/>                            slow = slow-&gt;next;<text:line-break/>                       }<text:line-break/><text:line-break/>=&gt;How to find the nth node from the end of linked list?<text:line-break/>                      struct node*temp=head;<text:line-break/>                      int count =1;<text:line-break/>                      while(temp!=null &amp;&amp; count&lt;N-pos+1)<text:line-break/>                     {<text:line-break/>                      count++;<text:line-break/>                      temp=temp-&gt;next;<text:line-break/>                     }<text:line-break/>                    cout&lt;&lt;temp-&gt;data;<text:line-break/><text:line-break/>Comparison of Nodes is used in few cases like:<text:line-break/>--------------------------------------------------------------<text:line-break/>Finding the middle node<text:line-break/>Finding whether the node is circular<text:line-break/>Deletion of nodes in sorted/unsorted Linked list<text:line-break/>Pairwise swapping of all nodes in the Linked list<text:line-break/><text:line-break/>NOTES:<text:line-break/>=&gt;head ptr,top ptr will point to the latest node and will have the last node as null<text:line-break/>=&gt;front ptr,rear ptr will point to the latest node having null<text:line-break/>=&gt;Push[Stack], InsertNewNodeAtBegin [Single Linked list] operations are same<text:line-break/>=&gt;Pop[Stack],Deque[Queue] and DeleteNewNodeAtBegin[Single Linked list] are same<text:line-break/><text:soft-page-break/>=&gt;Enque[Queue] is totally different<text:line-break/><text:line-break/>10.Insertion/Deletion[Needs extra ptr] of nodes at any position(begin,middle,end)  in Single Linked List<text:line-break/>11.Delete duplicate nodes in sorted and unsorted linked list[takes more time complexity],Also count the no. of duplicates.<text:line-break/>[In sorted/unsorted linked list, Tranversing is very important step]<text:line-break/>12.Delete alternate nodes in single linked list<text:line-break/>13.Reverse Single linked list using Iterative and Recursive method<text:line-break/>14.Rotate single linked list by K nodes<text:line-break/>15.Given only a single ptr to the specific node in a Linked list,Now how do you delete that node?<text:line-break/>Note: Generally to delete a node in SLL, we need 2ptrs <text:line-break/><text:line-break/>16.Do Pairwise swapping of all nodes in the Linked list<text:line-break/>    i/p: 2-&gt;4-&gt;6-&gt;9-&gt;3-&gt;null [Odd nodes]<text:line-break/>    o/p:4-&gt;2-&gt;9using Iterative and Recursive method-&gt;6-&gt;3-&gt;null<text:line-break/>    i/p: 2-&gt;4-&gt;6-&gt;9-&gt;3-&gt;7-&gt;null [Even nodes]<text:line-break/>    o/p:4-&gt;2-&gt;9-&gt;6-&gt;3-&gt;7-&gt;null<text:line-break/><text:line-break/>17.How to find middle node in Linked list[even and odd number of nodes] {N/2+1}. Implement using 2methods[with 2 ptrs,with only 1ptr]<text:line-break/>Ans: 2ptrs:<text:line-break/>fast_ptr=fast_ptr-&gt;next-&gt;next;<text:line-break/>slow_ptr=slow_ptr-&gt;next;<text:line-break/><text:line-break/>1ptr:<text:line-break/>if(count %2 ==0)<text:line-break/>ptr = ptr-&gt;next;<text:line-break/><text:line-break/>18.How to find whether the linked list is circular or having loop?If loop is present,then count the number of nodes/length of the loop &amp; how to remove it?<text:line-break/>19.How to find whether the linked lists are intersecting with less time complexity<text:line-break/>   [should not compare every node of one linked list with the other, since it leads to high time complexity]? <text:line-break/>20.Find the Intersection/MERGE point of 2 linked lists<text:line-break/><text:line-break/>case 1: [Y shape Intersection]<text:line-break/> L1 : 2-&gt;4-&gt;7-&gt;6-&gt;3-&gt;null<text:line-break/> L2 : 1-&gt;7-&gt;6-&gt;3-&gt;null<text:line-break/><text:line-break/>case 2: [X shape Intersection.This is wrong,Node cannot store 2 addresses]<text:line-break/> L1 : 2-&gt;4-&gt;7-&gt;6-&gt;3-&gt;null<text:line-break/> L2 : 1-&gt;7-&gt;5-&gt;9-&gt;null<text:line-break/><text:line-break/>21.How to say that the 2 linked lists are non-intersecting?       <text:line-break/>22.How to say that the linked list is a palindrome<text:line-break/>23.How to say that the linked list is a Anagram.<text:line-break/>24.Separate the linked list into 2 separate linked lists i.e., 1st linked list should have even nodes ,2nd linked list should have odd nodes<text:line-break/>25.Swap nodes in the linked list without swapping the data [you should swap only links]<text:line-break/>26.Given 2 no's 6789, 345<text:line-break/>       6789   //9-&gt;7-&gt;6-&gt;null<text:line-break/><text:soft-page-break/>       +345  //5-&gt;4-&gt;3-&gt;null<text:line-break/>------------<text:line-break/>       7134 //4-&gt;3-&gt;1-&gt;7-&gt;null<text:line-break/>-------------<text:line-break/><text:line-break/><text:line-break/>    765  //5-&gt;6-&gt;7<text:line-break/>    321  //1-&gt;2-&gt;3<text:line-break/>---------<text:line-break/>   1086 //6-&gt;0-&gt;1<text:line-break/>---------<text:line-break/><text:line-break/>Now use 2 separate linked lists and perform addition to get the expected result<text:line-break/>The linked list nodes representation/insertion WILL BE IN REVERSE of that number representation<text:line-break/>Due to which the result of linked list representation is also in Reverse<text:line-break/>27. Add 2 linked lists<text:line-break/>           9&gt;7-&gt;6<text:line-break/>           5-&gt;6-&gt;3<text:line-break/> ------------------------<text:line-break/>           4-&gt;5-&gt;1-&gt;7<text:line-break/>-------------------------<text:line-break/>NOTE:HEAD TO HEAD addition(From LEFT TO RIGHT addition) is possible so be careful<text:line-break/><text:line-break/>28.Insertion/Deletion[Does not need extra ptr] of nodes at any position(begin,middle,end)  in Double Linked List<text:line-break/>29.Reverse Double linked list using Iterative and Recursive method<text:line-break/><text:line-break/>30.Implement Singly &amp; Doubly Circular linked list using class<text:line-break/>31.Insertion/Deletion of nodes at any position(begin,middle,end)  in Singly circular linked list and Doubly circular linked list<text:line-break/>32.How to Print and count the number of nodes in circular linked list<text:line-break/>33.Convert single linked list to circular linked list<text:line-break/>34.Split the singly circular linked list into 2halves[should be circular only] till the middle node when number of nodes is even and odd<text:line-break/><text:line-break/>35.Implement Linear search and Binary search<text:line-break/>36.What is Time complexity?Types[Ω θ O]?Which is the most used time complexity<text:line-break/>Ans:<text:line-break/>Types:<text:line-break/>Best       -Omega <text:span text:style-name="T1">Ω</text:span><text:line-break/>Average -Theta <text:span text:style-name="T1">θ</text:span><text:line-break/>Worst     -Big o <text:span text:style-name="T1">O</text:span><text:line-break/><text:line-break/>Bubble sort <text:span text:style-name="T1">O(n2)</text:span><text:line-break/>Selection sort <text:span text:style-name="T1">O(n2)</text:span><text:line-break/>Insertion sort <text:span text:style-name="T1">O(n2)</text:span><text:line-break/>Quick sort <text:span text:style-name="T1">O(n2)</text:span><text:line-break/>Merge sort <text:span text:style-name="T1">O(nlogn)</text:span><text:line-break/>Heap sort  <text:span text:style-name="T1">O(nlogn)</text:span><text:line-break/><text:line-break/>37.Name the Sorting technique that does not use swapping method? Insertion sort,Merge sort<text:line-break/><text:soft-page-break/>38.Implement Bubble sort,Quick sort,Merge sort,Selection sort,Insertion sort,Heap sort and also mention their time complexity?<text:line-break/><text:line-break/>39.Insertion/Deletion of nodes at any position(begin,middle,end)  in Binary Search Tree[BST]<text:line-break/>40.What are the traversals in BFS[Breadth First Search] and DFS[Depth First Search].Explain Each<text:line-break/>    Ans: <text:line-break/>      BFS types:<text:line-break/>       Preorder -root,left,right<text:line-break/>       Inorder -left,root,right<text:line-break/>       Postorder -left,right,root<text:line-break/><text:line-break/>     DFS:<text:line-break/>      Level order traversal<text:line-break/><text:line-break/>41.How to say that one BST is exactly the mirror image of the other BST?<text:line-break/>42.Write the code for finding whether the given Tree is BST or not?<text:line-break/>43.How to find the Height of BST</text:p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How to set a particular bit in a given number?<text:line-break/>Ans:num | = (1&lt;&lt;pos); Here pos range is [0 to 7]<text:line-break/><text:line-break/>2.How to clear a particular bit in a given number?<text:line-break/>Ans:num &amp; = ~(1&lt;&lt;pos);<text:line-break/><text:line-break/>3.How to toggle a particular bit in a given number?<text:line-break/>Ans:num ^= (1&lt;&lt;pos);<text:line-break/><text:line-break/><text:line-break/>4.Get the count of no. of bits set in a given number?<text:line-break/>Ans:<text:line-break/><text:line-break/>for(int i =0;i&lt;8;i++) [0 to 7 for 8bit machine] //traverse through all <text:line-break/>the bits<text:line-break/>     {<text:line-break/>          if( num&amp;(1&lt;&lt;i) !=0) //It Means some value you get other than 0<text:line-break/>             setcount++;<text:line-break/>         else if( num&amp;(1&lt;&lt;i) ==0)<text:line-break/>             clearcount++;<text:line-break/>      }<text:line-break/>    cout&lt;&lt;setcount;    //no. of bits set<text:line-break/>   cout&lt;&lt;clearcount;  //no. of bits clear<text:line-break/><text:line-break/>       (or)<text:line-break/><text:line-break/>This below method takes less time complexity compared to above<text:line-break/>        int count =0;<text:line-break/>             while(num)<text:line-break/>              {<text:line-break/>                 num &amp;=(num-1); // unset/clear each bit(1) to 0,from the <text:line-break/>right most side<text:line-break/>                 count++;<text:line-break/>              }<text:line-break/>      cout&lt;&lt;count;<text:line-break/><text:line-break/>5.How to do nibble swap in a given number?<text:line-break/>short -2bytes<text:line-break/>word-4bytes<text:line-break/>nibble-4bits<text:line-break/><text:line-break/>i/p:  0000 0010<text:line-break/>o/p: 0010 0000<text:line-break/><text:line-break/>num=num&lt;&lt;4 | num&gt;&gt; 4;<text:line-break/><text:line-break/><text:line-break/>5.How to reverse the given binary number<text:line-break/><text:line-break/>6.How to do bitwise swap?<text:line-break/><text:line-break/>7.Do swapping of 2 no's using bitwise operations<text:line-break/><text:soft-page-break/>Ans:<text:line-break/>  int x=10,y=20;<text:line-break/>x=x^y;<text:line-break/>y=x^y;<text:line-break/>x=x^y;<text:line-break/>cout&lt;&lt;x&lt;&lt;y; //x=20,y=10<text:line-break/><text:line-break/>Memory Leak:<text:line-break/>1.If allocated memory is not freed<text:line-break/>2.Allocating memory using malloc() again to the same pointer<text:line-break/>3.freeing the same memory again of same pointer<text:line-break/><text:line-break/>Instead of using malloc() again,use realloc()<text:line-break/><text:line-break/>/*===================================<text:line-break/>   Function ptr and Callback functions<text:line-break/>   =====================================*/<text:line-break/>/*<text:line-break/>    int get(int x)<text:line-break/>    {<text:line-break/>    return x;<text:line-break/>    }<text:line-break/><text:line-break/>    int callback(int(*fptr)(int x),int y)<text:line-break/>    {<text:line-break/>    return(fptr(3)+y);<text:line-break/>    }<text:line-break/><text:line-break/>    int main()<text:line-break/>    {<text:line-break/>    int(*fptr)(int)=get; //int(*fptr)(int)=&amp;get;<text:line-break/>    cout&lt;&lt;fptr(1)&lt;&lt;endl; //cout&lt;&lt;(*fptr)(1)&lt;&lt;endl;<text:line-break/>    cout&lt;&lt;callback(get,2)&lt;&lt;endl; //Call back function,function passed as <text:line-break/>argument in other function<text:line-break/>    }<text:line-break/>  */<text:line-break/><text:line-break/>/*==============================<text:line-break/>   Array of function ptrs<text:line-break/>   ===============================*/<text:line-break/>/*<text:line-break/>    int get1(int x)<text:line-break/>    {<text:line-break/>    return x;<text:line-break/>    }<text:line-break/><text:line-break/>    int get2(int y)<text:line-break/>    {<text:line-break/>    return y;<text:line-break/>    }<text:line-break/><text:line-break/>    int get3(int z)<text:line-break/><text:soft-page-break/>    {<text:line-break/>    return z;<text:line-break/>    }<text:line-break/><text:line-break/>    int main()<text:line-break/>    {<text:line-break/>    int(*fptr[])(int)={get1,get2,get3};<text:line-break/>    cout&lt;&lt;fptr[0](5)&lt;&lt;endl;<text:line-break/>    cout&lt;&lt;fptr[1](6)&lt;&lt;endl;<text:line-break/>    cout&lt;&lt;fptr[2](7)&lt;&lt;endl;<text:line-break/>    }<text:line-break/>  */<text:line-break/><text:line-break/>/*=========================================<text:line-break/>   Array of class objects<text:line-break/>   ==========================================*/<text:line-break/>/*<text:line-break/>    class Base<text:line-break/>    {<text:line-break/>    int x;<text:line-break/>    static int y;<text:line-break/>    public:<text:line-break/>    Base()<text:line-break/>    {<text:line-break/>    x=1;<text:line-break/>    y=2;//We can intialize static member without scope resolution operator<text:line-break/>    }<text:line-break/>    Base(int a,int b)<text:line-break/>    {<text:line-break/>    x=a;<text:line-break/>    y=b;<text:line-break/>    }<text:line-break/><text:line-break/>    void display()<text:line-break/>    {<text:line-break/>    cout&lt;&lt;x&lt;&lt;endl;<text:line-break/>    cout&lt;&lt;Base::y&lt;&lt;endl;<text:line-break/>    }<text:line-break/><text:line-break/>    };<text:line-break/><text:line-break/>    int Base::y=10;//definition of static variable is must<text:line-break/><text:line-break/>    int main()<text:line-break/>    {<text:line-break/>    Base arrayobj[3];//We can call only default constructor using Array <text:line-break/>of class objects<text:line-break/>//arrobj[5]={{7,8}}; //Calling parameterised constructor using Array of <text:line-break/>class objects,C++11 feature<text:line-break/>arrobj[0].display();<text:line-break/>}<text:line-break/>  */<text:line-break/><text:soft-page-break/><text:line-break/>/*===================================<text:line-break/>   Array of ptrs<text:line-break/>   ====================================*/<text:line-break/>/*<text:line-break/>    int main()<text:line-break/>    {<text:line-break/>    int arr[5]={2,4,6,8,9};<text:line-break/>    int (*ptr)[5]= &amp;arr; //&amp;arr,here '&amp;' should be used definitely,or <text:line-break/>else thorws Error[casting of int to int*]<text:line-break/>    cout&lt;&lt;(*ptr)[4]&lt;&lt;endl;<text:line-break/><text:line-break/>    for(int i=0;i&lt;5;i++)<text:line-break/>    {<text:line-break/>    cout&lt;&lt;(*ptr)[i]&lt;&lt;",";<text:line-break/>    }<text:line-break/>    }<text:line-break/>  */<text:line-break/><text:line-break/>/*====================================<text:line-break/>   ptr to Array<text:line-break/>   =====================================*/<text:line-break/><text:line-break/>int main()<text:line-break/>{<text:line-break/>     /*<text:line-break/>        int arr[5]={2,4,6,8,9};<text:line-break/>        int *ptr =arr;<text:line-break/>        cout&lt;&lt;*ptr&lt;&lt;endl;<text:line-break/><text:line-break/>        for(int i=0;i&lt;5;i++)<text:line-break/>        {<text:line-break/>        cout&lt;&lt;*ptr&lt;&lt;",";<text:line-break/>        ptr++;<text:line-break/>        }<text:line-break/>      */<text:line-break/><text:line-break/>     char x[]="GLOBAL";<text:line-break/>     char *ptr=x;<text:line-break/><text:line-break/>     while(*ptr!= '\0') //while(*ptr)<text:line-break/>     {<text:line-break/>         cout&lt;&lt;*ptr&lt;&lt;",";<text:line-break/>         ptr++;<text:line-break/>     }<text:line-break/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rrays: [Insertion/Deletion/Reverse]<text:line-break/>1.Count the repeated element and delete it from the array<text:line-break/>eg: x[]={2,4,5,6,2,2,2,2,7,8,2,9,2};<text:line-break/> o/p: {4,5,6,7,8,9};<text:line-break/>2.Insert an element in the given array<text:line-break/>3.Reverse the given array<text:line-break/><text:line-break/>NOTE:</text:p>
      <text:p text:style-name="Standard">char x[]="Global"; //string as null character internally</text:p>
      <text:p text:style-name="Standard">     (or)</text:p>
      <text:p text:style-name="P3">char x[]={'G','l','o','b','a','l','\0'}; //Here we have to write '\0' EXPLICITLY<text:line-break/><text:line-break/>NOTE:Always use NULL macro and not null </text:p>
      <text:p text:style-name="Standard"><text:line-break/>Strings:<text:line-break/>Take a string and implement String class for cons,copy cons,assignment operator<text:line-break/>Implement your own string library functions like<text:line-break/>strcpy()<text:line-break/>strcat()<text:line-break/>strcmp()<text:line-break/>strrev()<text:line-break/>strlen()<text:line-break/>strstr()<text:line-break/>strchr()<text:line-break/><text:line-break/>1.Convert Upper case to Lower case and vice-versa in the given string<text:line-break/>2.Get the substring from the string [strstr(),strchr]<text:line-break/>3.Remove all vowels from the string<text:line-break/>4.Remove all spaces in the string<text:line-break/>5.Put spaces between words starting with capital letters<text:line-break/>Input : BruceWayneIsBatman<text:line-break/>Output : bruce wayne is batman<text:line-break/>6.Prove that the given string is a palindrome<text:line-break/>7.Find the lengthiest Palindrome from the given string<text:line-break/>8.a-&gt;bc-&gt;d-&gt;cba-&gt;null,Prove that this is a palindrome<text:line-break/>9.a-&gt;b-&gt;c-&gt;d-&gt;c-&gt;b-&gt;a-&gt;null,Prove that this is a palindrome<text:line-break/>9.Find the number of unique/distinct/non-repeated words from the given string/paragraph<text:line-break/>10.Find the count of repeated words in the string and remove these repeated words<text:line-break/>11.Find the first repeated word in a string<text:line-break/>12.I/p string is char x[] ="AAAABBBCCDEE"; O/P is "A4B3C2DE2"<text:line-break/>13.Remove the repeated characters in the sting, i/p is char x[]="Raajjbccccd"; O/p is Rajbcd<text:line-break/>14.Split numeric,alphabetic and special symbols from the string<text:line-break/>i/p is "geeks01for02geeks03!!!"; <text:line-break/>     o/p is <text:line-break/>        geeksforgeeks<text:line-break/>        010203<text:line-break/>        !!!<text:line-break/>15.Extract words from the given string<text:line-break/>Input : geeks for geeks<text:line-break/>Output : <text:line-break/>         geeks<text:line-break/>         for<text:line-break/><text:soft-page-break/>         geeks<text:line-break/>16.Get the count of Upper/Lower/Special case characters and numeric values <text:line-break/>Input : #GeeKs01fOr@gEEks07\<text:line-break/>Output : <text:line-break/>Upper case letters : 5<text:line-break/>Lower case letters : 8<text:line-break/>Numbers : 4<text:line-break/>Special Characters : 2<text:line-break/>17.Reverse the vowels in the given string<text:line-break/>18.Program to count the occurrence of a given character in a string<text:line-break/><text:line-break/><text:line-break/>How to find size of any variable without using sizeof() operator?<text:line-break/>Ans:<text:line-break/><text:line-break/>#define SIZE(x) (char*)(&amp;x+1) -(char*)(&amp;x) //Type casting any type to char*<text:line-break/><text:line-break/>int main()<text:line-break/>{<text:line-break/>long m; //long,double size is 8bytes<text:line-break/>cout&lt;&lt;SIZE(*y)&lt;&lt;endl;<text:line-break/>char *y;//y is address,size is 4bytes,*y is dereferenced variable of char type,size is 1byte<text:line-break/>cout&lt;&lt;SIZE(*y)&lt;&lt;endl;<text:line-break/>}<text:line-break/><text:line-break/>====================================================<text:line-break/> int *func()<text:line-break/>{<text:line-break/>static int k =10;//If we do not use static,it throws Compilation Error n not Segmentation fault<text:line-break/>return &amp;k;<text:line-break/>}<text:line-break/><text:line-break/>int main()<text:line-break/>{<text:line-break/>int *x = func();<text:line-break/>cout&lt;&lt;*x&lt;&lt;endl;<text:line-break/>x++;<text:line-break/>}<text:line-break/><text:line-break/>========================================================<text:line-break/><text:line-break/>strlen</text:p>
      <text:p text:style-name="Standard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4:00:27.695890544</meta:creation-date>
    <dc:date>2017-12-07T14:03:48.899590484</dc:date>
    <meta:editing-duration>P0D</meta:editing-duration>
    <meta:editing-cycles>1</meta:editing-cycles>
    <meta:document-statistic meta:table-count="0" meta:image-count="0" meta:object-count="0" meta:page-count="20" meta:paragraph-count="21" meta:word-count="3743" meta:character-count="29424" meta:non-whitespace-character-count="23470"/>
    <meta:generator>LibreOffice/4.2.8.2$Linux_X86_64 LibreOffice_project/420m0$Build-2</meta:generator>
  </office:meta>
</office:document-meta>
</file>